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98cb2" officeooo:paragraph-rsid="00098cb2"/>
    </style:style>
    <style:style style:name="P2" style:family="paragraph" style:parent-style-name="Standard">
      <style:text-properties officeooo:rsid="000ab02f" officeooo:paragraph-rsid="000ab02f"/>
    </style:style>
    <style:style style:name="T1" style:family="text">
      <style:text-properties officeooo:rsid="000c62a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olutions to problems 11.1 to 11.5 at the end of chapter 11 of the book Digital Image Processing, Second Edition, by Rafael C. Gonzalez and Richard E. Woods. The accompanying source code uses libncurses to display a text mode menu through which the user can select the solution to which problem to view. <text:span text:style-name="T1">The complete source code can be downloaded the repository at </text:span><text:a xlink:type="simple" xlink:href="https://github.com/misoboute/dip-repr-desc" text:style-name="Internet_20_link" text:visited-style-name="Visited_20_Internet_20_Link"><text:span text:style-name="T1">https://github.com/misoboute/dip-repr-desc</text:span></text:a><text:span text:style-name="T1">.</text:span></text:p>
      <text:p text:style-name="P2"/>
      <text:p text:style-name="P1">11.1.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6T05:10:31.060183397</meta:creation-date>
    <dc:date>2017-06-27T07:03:50.897674273</dc:date>
    <meta:editing-duration>P1DT1H53M18S</meta:editing-duration>
    <meta:editing-cycles>4</meta:editing-cycles>
    <meta:generator>LibreOffice/5.1.6.2$Linux_X86_64 LibreOffice_project/10m0$Build-2</meta:generator>
    <meta:document-statistic meta:table-count="0" meta:image-count="0" meta:object-count="0" meta:page-count="1" meta:paragraph-count="2" meta:word-count="65" meta:character-count="414" meta:non-whitespace-character-count="350"/>
  </office:meta>
</office:document-meta>
</file>